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6547in"/>
    </style:style>
    <style:style style:name="co2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2925in"/>
    </style:style>
    <style:style style:name="co13" style:family="table-column">
      <style:table-column-properties fo:break-before="auto" style:column-width="0.5846in"/>
    </style:style>
    <style:style style:name="co14" style:family="table-column">
      <style:table-column-properties fo:break-before="auto" style:column-width="1.4874in"/>
    </style:style>
    <style:style style:name="co15" style:family="table-column">
      <style:table-column-properties fo:break-before="auto" style:column-width="2.1898in"/>
    </style:style>
    <style:style style:name="co16" style:family="table-column">
      <style:table-column-properties fo:break-before="auto" style:column-width="2.9in"/>
    </style:style>
    <style:style style:name="co17" style:family="table-column">
      <style:table-column-properties fo:break-before="auto" style:column-width="2.2646in"/>
    </style:style>
    <style:style style:name="co18" style:family="table-column">
      <style:table-column-properties fo:break-before="auto" style:column-width="2.6075in"/>
    </style:style>
    <style:style style:name="co19" style:family="table-column">
      <style:table-column-properties fo:break-before="auto" style:column-width="1.9472in"/>
    </style:style>
    <style:style style:name="co20" style:family="table-column">
      <style:table-column-properties fo:break-before="auto" style:column-width="2.6492in"/>
    </style:style>
    <style:style style:name="co21" style:family="table-column">
      <style:table-column-properties fo:break-before="auto" style:column-width="1.111in"/>
    </style:style>
    <style:style style:name="co22" style:family="table-column">
      <style:table-column-properties fo:break-before="auto" style:column-width="1.0945in"/>
    </style:style>
    <style:style style:name="co23" style:family="table-column">
      <style:table-column-properties fo:break-before="auto" style:column-width="1.4957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1445in"/>
    </style:style>
    <style:style style:name="co26" style:family="table-column">
      <style:table-column-properties fo:break-before="auto" style:column-width="1.5043in"/>
    </style:style>
    <style:style style:name="co27" style:family="table-column">
      <style:table-column-properties fo:break-before="auto" style:column-width="1.5291in"/>
    </style:style>
    <style:style style:name="co28" style:family="table-column">
      <style:table-column-properties fo:break-before="auto" style:column-width="1.3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21" style:family="table-cell" style:parent-style-name="Default" style:data-style-name="N63"/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Segoe UI" style:font-name-complex="Tahoma"/>
    </style:style>
    <style:style style:name="ce6" style:family="table-cell" style:parent-style-name="Default" style:data-style-name="N70"/>
    <style:style style:name="ce15" style:family="table-cell" style:parent-style-name="Default" style:data-style-name="N70">
      <style:table-cell-properties fo:background-color="transparent"/>
    </style:style>
    <style:style style:name="ce19" style:family="table-cell" style:parent-style-name="Default" style:data-style-name="N37"/>
    <style:style style:name="ce17" style:family="table-cell" style:parent-style-name="Default" style:data-style-name="N72"/>
    <style:style style:name="ce20" style:family="table-cell" style:parent-style-name="Default" style:data-style-name="N63"/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ployDetail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4" table:default-cell-style-name="Default"/>
        <table:table-column table:style-name="co2" table:number-columns-repeated="5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ce19"/>
        <table:table-column table:style-name="co28" table:default-cell-style-name="Default"/>
        <table:table-column table:style-name="co2" table:number-columns-repeated="2" table:default-cell-style-name="Default"/>
        <table:table-column table:style-name="co2" table:number-columns-repeated="16360"/>
        <table:table-row table:style-name="ro1">
          <table:table-cell office:value-type="string" calcext:value-type="string">
            <text:p>deployment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recorder_ID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ID</text:p>
          </table:table-cell>
          <table:table-cell office:value-type="string" calcext:value-type="string">
            <text:p>firmware_version</text:p>
          </table:table-cell>
          <table:table-cell office:value-type="string" calcext:value-type="string">
            <text:p>config_type</text:p>
          </table:table-cell>
          <table:table-cell office:value-type="string" calcext:value-type="string">
            <text:p>config_file</text:p>
          </table:table-cell>
          <table:table-cell office:value-type="string" calcext:value-type="string">
            <text:p>setup_not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ploy_date</text:p>
          </table:table-cell>
          <table:table-cell office:value-type="string" calcext:value-type="string">
            <text:p>deploy_notes</text:p>
          </table:table-cell>
          <table:table-cell office:value-type="string" calcext:value-type="string">
            <text:p>retrieve_date</text:p>
          </table:table-cell>
          <table:table-cell office:value-type="string" calcext:value-type="string">
            <text:p>retrieve_notes</text:p>
          </table:table-cell>
          <table:table-cell office:value-type="string" calcext:value-type="string">
            <text:p>card_upload_date</text:p>
          </table:table-cell>
          <table:table-cell office:value-type="string" calcext:value-type="string">
            <text:p>card_upload_notes</text:p>
          </table:table-cell>
          <table:table-cell office:value-type="string" calcext:value-type="string">
            <text:p>record_start_UTC</text:p>
          </table:table-cell>
          <table:table-cell office:value-type="string" calcext:value-type="string">
            <text:p>record_end_UTC</text:p>
          </table:table-cell>
          <table:table-cell office:value-type="string" calcext:value-type="string">
            <text:p>file_size_bytes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Comment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TJE-01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1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string" calcext:value-type="string">
            <text:p>0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5-15T20:05:00" calcext:value-type="date">
            <text:p>05/15/25 08:05 PM</text:p>
          </table:table-cell>
          <table:table-cell table:style-name="ce6" office:value-type="date" office:date-value="2025-05-22T04:34:00" calcext:value-type="date">
            <text:p>05/22/25 04:34 AM</text:p>
          </table:table-cell>
          <table:table-cell office:value-type="float" office:value="48314792668" calcext:value-type="float">
            <text:p>48314792668</text:p>
          </table:table-cell>
          <table:table-cell office:value-type="float" office:value="9154" calcext:value-type="float">
            <text:p>9154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TJE-01_48s+s_20250515</text:p>
          </table:table-cell>
          <table:table-cell table:style-name="ce7" office:value-type="string" calcext:value-type="string">
            <text:p>audiomoth</text:p>
          </table:table-cell>
          <table:table-cell table:style-name="ce7" office:value-type="string" calcext:value-type="string">
            <text:p>am24-02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2</text:p>
          </table:table-cell>
          <table:table-cell table:style-name="ce7" office:value-type="string" calcext:value-type="string">
            <text:p>1.11.0</text:p>
          </table:table-cell>
          <table:table-cell table:style-name="ce7" office:value-type="string" calcext:value-type="string">
            <text:p>48s+s</text:p>
          </table:table-cell>
          <table:table-cell table:style-name="ce7"/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JE</text:p>
          </table:table-cell>
          <table:table-cell office:value-type="string" calcext:value-type="string">
            <text:p>01</text:p>
          </table:table-cell>
          <table:table-cell table:style-name="ce11" office:value-type="float" office:value="32.5733189" calcext:value-type="float">
            <text:p>32.5733189</text:p>
          </table:table-cell>
          <table:table-cell table:style-name="ce11" office:value-type="float" office:value="-117.125278" calcext:value-type="float">
            <text:p>-117.125278</text:p>
          </table:table-cell>
          <table:table-cell table:style-name="ce7" office:value-type="float" office:value="20250515" calcext:value-type="float">
            <text:p>20250515</text:p>
          </table:table-cell>
          <table:table-cell table:style-name="ce7" office:value-type="string" calcext:value-type="string">
            <text:p>mounted to Solatrol pole west of bridge; calling rails in cordgrass ~25m south of deployment</text:p>
          </table:table-cell>
          <table:table-cell table:style-name="ce7" office:value-type="float" office:value="202550529" calcext:value-type="float">
            <text:p>2025505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0250529" calcext:value-type="float">
            <text:p>20250529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date" office:date-value="2025-05-16T01:40:00" calcext:value-type="date">
            <text:p>05/16/25 01:40 AM</text:p>
          </table:table-cell>
          <table:table-cell table:style-name="ce15" office:value-type="date" office:date-value="2025-05-30T02:44:00" calcext:value-type="date">
            <text:p>05/30/25 02:44 AM</text:p>
          </table:table-cell>
          <table:table-cell table:style-name="ce7" office:value-type="float" office:value="18026642561" calcext:value-type="float">
            <text:p>18026642561</text:p>
          </table:table-cell>
          <table:table-cell table:style-name="ce7" office:value-type="float" office:value="3415" calcext:value-type="float">
            <text:p>3415</text:p>
          </table:table-cell>
          <table:table-cell table:style-name="ce7" table:number-columns-repeated="16361"/>
        </table:table-row>
        <table:table-row table:style-name="ro1">
          <table:table-cell table:style-name="ce7" office:value-type="string" calcext:value-type="string">
            <text:p>TJE-01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3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string" calcext:value-type="string">
            <text:p>0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5-16T01:40:00" calcext:value-type="date">
            <text:p>05/16/25 01:40 AM</text:p>
          </table:table-cell>
          <table:table-cell table:style-name="ce15" office:value-type="date" office:date-value="2025-05-21T04:07:00" calcext:value-type="date">
            <text:p>05/21/25 04:07 AM</text:p>
          </table:table-cell>
          <table:table-cell office:value-type="float" office:value="79883375500" calcext:value-type="float">
            <text:p>79883375500</text:p>
          </table:table-cell>
          <table:table-cell office:value-type="float" office:value="3784" calcext:value-type="float">
            <text:p>3784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PP-1N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4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office:value-type="float" office:value="32.6396792" calcext:value-type="float">
            <text:p>32.6396792</text:p>
          </table:table-cell>
          <table:table-cell table:style-name="ce5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5-15T00:57:00" calcext:value-type="date">
            <text:p>05/15/25 12:57 AM</text:p>
          </table:table-cell>
          <table:table-cell table:style-name="ce15" office:value-type="date" office:date-value="2025-05-22T11:11:00" calcext:value-type="date">
            <text:p>05/22/25 11:11 AM</text:p>
          </table:table-cell>
          <table:table-cell office:value-type="float" office:value="50163169386" calcext:value-type="float">
            <text:p>50163169386</text:p>
          </table:table-cell>
          <table:table-cell office:value-type="float" office:value="9505" calcext:value-type="float">
            <text:p>9505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PP-1N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5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+s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5-16T01:40:00" calcext:value-type="date">
            <text:p>05/16/25 01:40 AM</text:p>
          </table:table-cell>
          <table:table-cell table:style-name="ce15" office:value-type="date" office:date-value="2025-06-02T13:39:00" calcext:value-type="date">
            <text:p>06/02/25 01:39 PM</text:p>
          </table:table-cell>
          <table:table-cell office:value-type="float" office:value="22809659909" calcext:value-type="float">
            <text:p>22809659909</text:p>
          </table:table-cell>
          <table:table-cell office:value-type="float" office:value="4321" calcext:value-type="float">
            <text:p>4321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1N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6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5-16T01:40:00" calcext:value-type="date">
            <text:p>05/16/25 01:40 AM</text:p>
          </table:table-cell>
          <table:table-cell table:style-name="ce15" office:value-type="date" office:date-value="2025-05-21T03:35:00" calcext:value-type="date">
            <text:p>05/21/25 03:35 AM</text:p>
          </table:table-cell>
          <table:table-cell office:value-type="float" office:value="79289439675" calcext:value-type="float">
            <text:p>79289439675</text:p>
          </table:table-cell>
          <table:table-cell office:value-type="float" office:value="3757" calcext:value-type="float">
            <text:p>3757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PP-3S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7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7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5" office:value-type="float" office:value="32.6394237" calcext:value-type="float">
            <text:p>32.6394237</text:p>
          </table:table-cell>
          <table:table-cell table:style-name="ce5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5-15T21:18:00" calcext:value-type="date">
            <text:p>05/15/25 09:18 PM</text:p>
          </table:table-cell>
          <table:table-cell table:style-name="ce15" office:value-type="date" office:date-value="2025-05-22T03:41:00" calcext:value-type="date">
            <text:p>05/22/25 03:41 AM</text:p>
          </table:table-cell>
          <table:table-cell office:value-type="float" office:value="47624355144" calcext:value-type="float">
            <text:p>47624355144</text:p>
          </table:table-cell>
          <table:table-cell office:value-type="float" office:value="9026" calcext:value-type="float">
            <text:p>9026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PP-3S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8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8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+s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4" office:value-type="float" office:value="32.6394237" calcext:value-type="float">
            <text:p>32.6394237</text:p>
          </table:table-cell>
          <table:table-cell table:style-name="ce4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5-16T01:40:00" calcext:value-type="date">
            <text:p>05/16/25 01:40 AM</text:p>
          </table:table-cell>
          <table:table-cell table:style-name="ce15" office:value-type="date" office:date-value="2025-06-02T13:39:00" calcext:value-type="date">
            <text:p>06/02/25 01:39 PM</text:p>
          </table:table-cell>
          <table:table-cell office:value-type="float" office:value="22821181625" calcext:value-type="float">
            <text:p>22821181625</text:p>
          </table:table-cell>
          <table:table-cell office:value-type="float" office:value="4323" calcext:value-type="float">
            <text:p>4323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PP-3S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9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9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4" office:value-type="float" office:value="32.6394237" calcext:value-type="float">
            <text:p>32.6394237</text:p>
          </table:table-cell>
          <table:table-cell table:style-name="ce4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5-16T01:40:00" calcext:value-type="date">
            <text:p>05/16/25 01:40 AM</text:p>
          </table:table-cell>
          <table:table-cell table:style-name="ce15" office:value-type="date" office:date-value="2025-05-20T03:06:00" calcext:value-type="date">
            <text:p>05/20/25 03:06 AM</text:p>
          </table:table-cell>
          <table:table-cell office:value-type="float" office:value="63508552500" calcext:value-type="float">
            <text:p>63508552500</text:p>
          </table:table-cell>
          <table:table-cell office:value-type="float" office:value="3008" calcext:value-type="float">
            <text:p>3008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TJE-01_48c_20250608</text:p>
          </table:table-cell>
          <table:table-cell table:style-name="ce7" office:value-type="string" calcext:value-type="string">
            <text:p>audiomoth</text:p>
          </table:table-cell>
          <table:table-cell table:style-name="ce7" office:value-type="string" calcext:value-type="string">
            <text:p>am24-05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4</text:p>
          </table:table-cell>
          <table:table-cell table:style-name="ce7" office:value-type="string" calcext:value-type="string">
            <text:p>1.11.0</text:p>
          </table:table-cell>
          <table:table-cell table:style-name="ce7" office:value-type="string" calcext:value-type="string">
            <text:p>48c</text:p>
          </table:table-cell>
          <table:table-cell table:style-name="ce7"/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JE</text:p>
          </table:table-cell>
          <table:table-cell office:value-type="string" calcext:value-type="string">
            <text:p>01</text:p>
          </table:table-cell>
          <table:table-cell table:style-name="ce11" office:value-type="float" office:value="32.5733189" calcext:value-type="float">
            <text:p>32.5733189</text:p>
          </table:table-cell>
          <table:table-cell table:style-name="ce11" office:value-type="float" office:value="-117.125278" calcext:value-type="float">
            <text:p>-117.125278</text:p>
          </table:table-cell>
          <table:table-cell table:style-name="ce7" office:value-type="float" office:value="20250607" calcext:value-type="float">
            <text:p>20250607</text:p>
          </table:table-cell>
          <table:table-cell table:style-name="ce7" office:value-type="string" calcext:value-type="string">
            <text:p>mounted to Solatrol pole west of bridge</text:p>
          </table:table-cell>
          <table:table-cell table:style-name="ce7" office:value-type="float" office:value="20250712" calcext:value-type="float">
            <text:p>202507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0250712" calcext:value-type="float">
            <text:p>20250712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date" office:date-value="2025-06-08T01:55:00" calcext:value-type="date">
            <text:p>06/08/25 01:55 AM</text:p>
          </table:table-cell>
          <table:table-cell table:style-name="ce15" office:value-type="date" office:date-value="2025-07-12T13:50:00" calcext:value-type="date">
            <text:p>07/12/25 01:50 PM</text:p>
          </table:table-cell>
          <table:table-cell office:value-type="float" office:value="44333960549" calcext:value-type="float">
            <text:p>44333960549</text:p>
          </table:table-cell>
          <table:table-cell office:value-type="float" office:value="8401" calcext:value-type="float">
            <text:p>8401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TJE-01_48s+s_20250607</text:p>
          </table:table-cell>
          <table:table-cell table:style-name="ce7" office:value-type="string" calcext:value-type="string">
            <text:p>audiomoth</text:p>
          </table:table-cell>
          <table:table-cell table:style-name="ce7" office:value-type="string" calcext:value-type="string">
            <text:p>am24-04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+s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string" calcext:value-type="string">
            <text:p>0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table:style-name="ce7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6-07T21:43:00" calcext:value-type="date">
            <text:p>06/07/25 09:43 PM</text:p>
          </table:table-cell>
          <table:table-cell table:style-name="ce15" office:value-type="date" office:date-value="2025-06-14T07:47:00" calcext:value-type="date">
            <text:p>06/14/25 07:47 AM</text:p>
          </table:table-cell>
          <table:table-cell office:value-type="float" office:value="48815986704" calcext:value-type="float">
            <text:p>48815986704</text:p>
          </table:table-cell>
          <table:table-cell office:value-type="float" office:value="9246" calcext:value-type="float">
            <text:p>9246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TJE-01_192b_20250608</text:p>
          </table:table-cell>
          <table:table-cell table:style-name="ce7" office:value-type="string" calcext:value-type="string">
            <text:p>audiomoth</text:p>
          </table:table-cell>
          <table:table-cell table:style-name="ce7" office:value-type="string" calcext:value-type="string">
            <text:p>am24-06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string" calcext:value-type="string">
            <text:p>0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table:style-name="ce7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6-08T01:55:00" calcext:value-type="date">
            <text:p>06/08/25 01:55 AM</text:p>
          </table:table-cell>
          <table:table-cell table:style-name="ce15" office:value-type="date" office:date-value="2025-06-13T05:10:00" calcext:value-type="date">
            <text:p>06/13/25 05:10 AM</text:p>
          </table:table-cell>
          <table:table-cell office:value-type="float" office:value="78515684890" calcext:value-type="float">
            <text:p>78515684890</text:p>
          </table:table-cell>
          <table:table-cell office:value-type="float" office:value="3722" calcext:value-type="float">
            <text:p>3722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PP-1N_48c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1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18" calcext:value-type="float">
            <text:p>20250618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6-02T22:54:00" calcext:value-type="date">
            <text:p>06/02/25 10:54 PM</text:p>
          </table:table-cell>
          <table:table-cell table:style-name="ce15" office:value-type="date" office:date-value="2025-06-09T08:49:00" calcext:value-type="date">
            <text:p>06/09/25 08:49 AM</text:p>
          </table:table-cell>
          <table:table-cell office:value-type="float" office:value="48747534488" calcext:value-type="float">
            <text:p>48747534488</text:p>
          </table:table-cell>
          <table:table-cell office:value-type="float" office:value="9238" calcext:value-type="float">
            <text:p>9238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<text:span text:style-name="T1">SPP-1N</text:span>_48s+s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2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+s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0" calcext:value-type="float">
            <text:p>20250620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6-03T01:50:00" calcext:value-type="date">
            <text:p>06/03/25 01:50 AM</text:p>
          </table:table-cell>
          <table:table-cell table:style-name="ce15" office:value-type="date" office:date-value="2025-06-18T13:39:00" calcext:value-type="date">
            <text:p>06/18/25 01:39 PM</text:p>
          </table:table-cell>
          <table:table-cell office:value-type="float" office:value="20274752069" calcext:value-type="float">
            <text:p>20274752069</text:p>
          </table:table-cell>
          <table:table-cell office:value-type="float" office:value="3841" calcext:value-type="float">
            <text:p>3841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<text:span text:style-name="T1">SPP-1N</text:span>_192b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3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18" calcext:value-type="float">
            <text:p>20250618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6-03T01:50:00" calcext:value-type="date">
            <text:p>06/03/25 01:50 AM</text:p>
          </table:table-cell>
          <table:table-cell table:style-name="ce15" office:value-type="date" office:date-value="2025-06-08T06:04:00" calcext:value-type="date">
            <text:p>06/08/25 06:04 AM</text:p>
          </table:table-cell>
          <table:table-cell office:value-type="float" office:value="80005109238" calcext:value-type="float">
            <text:p>80005109238</text:p>
          </table:table-cell>
          <table:table-cell office:value-type="float" office:value="3791" calcext:value-type="float">
            <text:p>3791</text:p>
          </table:table-cell>
          <table:table-cell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GR-01_48c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9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10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table:style-name="ce7" office:value-type="string" calcext:value-type="string">
            <text:p>SGR</text:p>
          </table:table-cell>
          <table:table-cell office:value-type="string" calcext:value-type="string">
            <text:p>0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table:style-name="ce7" office:value-type="float" office:value="20250617" calcext:value-type="float">
            <text:p>202506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0250620" calcext:value-type="float">
            <text:p>20250620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date" office:date-value="2025-06-02T23:38:00" calcext:value-type="date">
            <text:p>06/02/25 11:38 PM</text:p>
          </table:table-cell>
          <table:table-cell table:style-name="ce15" office:value-type="date" office:date-value="2025-06-04T13:28:00" calcext:value-type="date">
            <text:p>06/04/25 01:28 PM</text:p>
          </table:table-cell>
          <table:table-cell office:value-type="float" office:value="11970132212" calcext:value-type="float">
            <text:p>11970132212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~116.7m from proving pen, big den (coyote?) very close to site</text:p>
          </table:table-cell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GR-01_48s+s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8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1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+s</text:p>
          </table:table-cell>
          <table:table-cell/>
          <table:table-cell office:value-type="string" calcext:value-type="string">
            <text:p>NA</text:p>
          </table:table-cell>
          <table:table-cell table:style-name="ce7" office:value-type="string" calcext:value-type="string">
            <text:p>SGR</text:p>
          </table:table-cell>
          <table:table-cell office:value-type="string" calcext:value-type="string">
            <text:p>0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1" calcext:value-type="float">
            <text:p>20250621</text:p>
          </table:table-cell>
          <table:table-cell office:value-type="string" calcext:value-type="string">
            <text:p>NA</text:p>
          </table:table-cell>
          <table:table-cell table:style-name="ce15" office:value-type="date" office:date-value="2025-06-03T01:50:00" calcext:value-type="date">
            <text:p>06/03/25 01:50 AM</text:p>
          </table:table-cell>
          <table:table-cell table:style-name="ce15" office:value-type="date" office:date-value="2025-06-21T13:39:00" calcext:value-type="date">
            <text:p>06/21/25 01:39 PM</text:p>
          </table:table-cell>
          <table:table-cell office:value-type="float" office:value="24075625829" calcext:value-type="float">
            <text:p>24075625829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~116.7m from proving pen, big den (coyote?) very close to site</text:p>
          </table:table-cell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SGR-01_192b_20250602</text:p>
          </table:table-cell>
          <table:table-cell table:style-name="ce7" office:value-type="string" calcext:value-type="string">
            <text:p>audiomoth</text:p>
          </table:table-cell>
          <table:table-cell table:style-name="ce7" office:value-type="string" calcext:value-type="string">
            <text:p>am24-07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12</text:p>
          </table:table-cell>
          <table:table-cell table:style-name="ce7" office:value-type="string" calcext:value-type="string">
            <text:p>1.11.0</text:p>
          </table:table-cell>
          <table:table-cell table:style-name="ce7" office:value-type="string" calcext:value-type="string">
            <text:p>192b</text:p>
          </table:table-cell>
          <table:table-cell table:style-name="ce7"/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GR</text:p>
          </table:table-cell>
          <table:table-cell office:value-type="string" calcext:value-type="string">
            <text:p>01</text:p>
          </table:table-cell>
          <table:table-cell table:style-name="ce7" office:value-type="float" office:value="32.6391897" calcext:value-type="float">
            <text:p>32.6391897</text:p>
          </table:table-cell>
          <table:table-cell table:style-name="ce7" office:value-type="float" office:value="-117.1122522" calcext:value-type="float">
            <text:p>-117.1122522</text:p>
          </table:table-cell>
          <table:table-cell table:style-name="ce7" office:value-type="float" office:value="20250602" calcext:value-type="float">
            <text:p>20250602</text:p>
          </table:table-cell>
          <table:table-cell table:style-name="ce7" office:value-type="string" calcext:value-type="string">
            <text:p>mounted to a metal post ~ 116.7 m from proving pens</text:p>
          </table:table-cell>
          <table:table-cell table:style-name="ce7" office:value-type="float" office:value="20250617" calcext:value-type="float">
            <text:p>202506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0250620" calcext:value-type="float">
            <text:p>20250620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date" office:date-value="2025-06-03T01:50:00" calcext:value-type="date">
            <text:p>06/03/25 01:50 AM</text:p>
          </table:table-cell>
          <table:table-cell table:style-name="ce15" office:value-type="date" office:date-value="2025-06-08T05:28:00" calcext:value-type="date">
            <text:p>06/08/25 05:28 AM</text:p>
          </table:table-cell>
          <table:table-cell office:value-type="float" office:value="79171411702" calcext:value-type="float">
            <text:p>79171411702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~116.7m from proving pen, big den (coyote?) very close to site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1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6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9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1</text:p>
          </table:table-cell>
          <table:table-cell office:value-type="float" office:value="32.6396792" calcext:value-type="float">
            <text:p>32.6396792</text:p>
          </table:table-cell>
          <table:table-cell table:style-name="ce5" office:value-type="float" office:value="-117.1111495" calcext:value-type="float">
            <text:p>-117.111149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SPP-1N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0:10:00" calcext:value-type="date">
            <text:p>07/16/25 08:10 PM</text:p>
          </table:table-cell>
          <table:table-cell table:style-name="ce6" office:value-type="date" office:date-value="2025-07-19T19:48:00" calcext:value-type="date">
            <text:p>07/19/25 07:48 PM</text:p>
          </table:table-cell>
          <table:table-cell office:value-type="float" office:value="22637628272" calcext:value-type="float">
            <text:p>22637628272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same location as SPP-1N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2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4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2</text:p>
          </table:table-cell>
          <table:table-cell table:style-name="ce5" office:value-type="float" office:value="32.6394237" calcext:value-type="float">
            <text:p>32.6394237</text:p>
          </table:table-cell>
          <table:table-cell table:style-name="ce5" office:value-type="float" office:value="-117.1113785" calcext:value-type="float">
            <text:p>-117.111378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SPP-3S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0:22:00" calcext:value-type="date">
            <text:p>07/16/25 08:22 PM</text:p>
          </table:table-cell>
          <table:table-cell table:style-name="ce6" office:value-type="date" office:date-value="2025-07-23T10:57:00" calcext:value-type="date">
            <text:p>07/23/25 10:57 AM</text:p>
          </table:table-cell>
          <table:table-cell office:value-type="float" office:value="50196808940" calcext:value-type="float">
            <text:p>50196808940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same location as SPP-3S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3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3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3</text:p>
          </table:table-cell>
          <table:table-cell office:value-type="float" office:value="32.639197" calcext:value-type="float">
            <text:p>32.639197</text:p>
          </table:table-cell>
          <table:table-cell office:value-type="float" office:value="-117.11168" calcext:value-type="float">
            <text:p>-117.11168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0:28:00" calcext:value-type="date">
            <text:p>07/16/25 08:28 PM</text:p>
          </table:table-cell>
          <table:table-cell table:style-name="ce6" office:value-type="date" office:date-value="2025-07-23T06:56:00" calcext:value-type="date">
            <text:p>07/23/25 06:56 AM</text:p>
          </table:table-cell>
          <table:table-cell office:value-type="float" office:value="48917667864" calcext:value-type="float">
            <text:p>48917667864</text:p>
          </table:table-cell>
          <table:table-cell office:value-type="float" office:value="9268" calcext:value-type="float">
            <text:p>9268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4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7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4</text:p>
          </table:table-cell>
          <table:table-cell office:value-type="float" office:value="32.639711" calcext:value-type="float">
            <text:p>32.639711</text:p>
          </table:table-cell>
          <table:table-cell office:value-type="float" office:value="-117.111294" calcext:value-type="float">
            <text:p>-117.111294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0:35:00" calcext:value-type="date">
            <text:p>07/16/25 08:35 PM</text:p>
          </table:table-cell>
          <table:table-cell table:style-name="ce6" office:value-type="date" office:date-value="2025-07-23T05:05:00" calcext:value-type="date">
            <text:p>07/23/25 05:05 AM</text:p>
          </table:table-cell>
          <table:table-cell office:value-type="float" office:value="48280901390" calcext:value-type="float">
            <text:p>48280901390</text:p>
          </table:table-cell>
          <table:table-cell office:value-type="float" office:value="9150" calcext:value-type="float">
            <text:p>9150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5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2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5</text:p>
          </table:table-cell>
          <table:table-cell office:value-type="float" office:value="32.639598" calcext:value-type="float">
            <text:p>32.639598</text:p>
          </table:table-cell>
          <table:table-cell office:value-type="float" office:value="-117.11149" calcext:value-type="float">
            <text:p>-117.11149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0:41:00" calcext:value-type="date">
            <text:p>07/16/25 08:41 PM</text:p>
          </table:table-cell>
          <table:table-cell table:style-name="ce6" office:value-type="date" office:date-value="2025-07-23T08:31:00" calcext:value-type="date">
            <text:p>07/23/25 08:31 AM</text:p>
          </table:table-cell>
          <table:table-cell office:value-type="float" office:value="49353380990" calcext:value-type="float">
            <text:p>49353380990</text:p>
          </table:table-cell>
          <table:table-cell office:value-type="float" office:value="9350" calcext:value-type="float">
            <text:p>9350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6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8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7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6</text:p>
          </table:table-cell>
          <table:table-cell office:value-type="float" office:value="32.639186" calcext:value-type="float">
            <text:p>32.639186</text:p>
          </table:table-cell>
          <table:table-cell office:value-type="float" office:value="-117.112265" calcext:value-type="float">
            <text:p>-117.11226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0:50:00" calcext:value-type="date">
            <text:p>07/16/25 08:50 PM</text:p>
          </table:table-cell>
          <table:table-cell table:style-name="ce6" office:value-type="date" office:date-value="2025-07-23T04:26:00" calcext:value-type="date">
            <text:p>07/23/25 04:26 AM</text:p>
          </table:table-cell>
          <table:table-cell office:value-type="float" office:value="48020029800" calcext:value-type="float">
            <text:p>4802002980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same location as SGR-01</text:p>
          </table:table-cell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7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9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7</text:p>
          </table:table-cell>
          <table:table-cell office:value-type="float" office:value="32.638874" calcext:value-type="float">
            <text:p>32.638874</text:p>
          </table:table-cell>
          <table:table-cell office:value-type="float" office:value="-117.112349" calcext:value-type="float">
            <text:p>-117.112349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1:00:00" calcext:value-type="date">
            <text:p>07/16/25 09:00 PM</text:p>
          </table:table-cell>
          <table:table-cell table:style-name="ce6" office:value-type="date" office:date-value="2025-07-23T08:48:00" calcext:value-type="date">
            <text:p>07/23/25 08:48 AM</text:p>
          </table:table-cell>
          <table:table-cell office:value-type="float" office:value="49349827704" calcext:value-type="float">
            <text:p>49349827704</text:p>
          </table:table-cell>
          <table:table-cell office:value-type="float" office:value="9348" calcext:value-type="float">
            <text:p>9348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8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1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0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8</text:p>
          </table:table-cell>
          <table:table-cell office:value-type="float" office:value="32.639026" calcext:value-type="float">
            <text:p>32.639026</text:p>
          </table:table-cell>
          <table:table-cell office:value-type="float" office:value="-117.112063" calcext:value-type="float">
            <text:p>-117.112063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1:06:00" calcext:value-type="date">
            <text:p>07/16/25 09:06 PM</text:p>
          </table:table-cell>
          <table:table-cell table:style-name="ce6" office:value-type="date" office:date-value="2025-07-23T04:59:00" calcext:value-type="date">
            <text:p>07/23/25 04:59 AM</text:p>
          </table:table-cell>
          <table:table-cell office:value-type="float" office:value="48089640174" calcext:value-type="float">
            <text:p>48089640174</text:p>
          </table:table-cell>
          <table:table-cell office:value-type="float" office:value="9113" calcext:value-type="float">
            <text:p>9113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09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5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09</text:p>
          </table:table-cell>
          <table:table-cell office:value-type="float" office:value="32.639339" calcext:value-type="float">
            <text:p>32.639339</text:p>
          </table:table-cell>
          <table:table-cell office:value-type="float" office:value="-117.111997" calcext:value-type="float">
            <text:p>-117.111997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6" calcext:value-type="float">
            <text:p>20250816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1:14:00" calcext:value-type="date">
            <text:p>07/16/25 09:14 PM</text:p>
          </table:table-cell>
          <table:table-cell table:style-name="ce6" office:value-type="date" office:date-value="2025-07-23T06:00:00" calcext:value-type="date">
            <text:p>07/23/25 06:00 AM</text:p>
          </table:table-cell>
          <table:table-cell office:value-type="float" office:value="48372978468" calcext:value-type="float">
            <text:p>48372978468</text:p>
          </table:table-cell>
          <table:table-cell office:value-type="float" office:value="9166" calcext:value-type="float">
            <text:p>9166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PP-DD10_48c_20250716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2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table:style-name="ce7" office:value-type="string" calcext:value-type="string">
            <text:p>1.8.1</text:p>
          </table:table-cell>
          <table:table-cell office:value-type="string" calcext:value-type="string">
            <text:p>48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DD10</text:p>
          </table:table-cell>
          <table:table-cell office:value-type="float" office:value="32.639523" calcext:value-type="float">
            <text:p>32.639523</text:p>
          </table:table-cell>
          <table:table-cell office:value-type="float" office:value="-117.111747" calcext:value-type="float">
            <text:p>-117.111747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7" calcext:value-type="float">
            <text:p>20250817</text:p>
          </table:table-cell>
          <table:table-cell office:value-type="string" calcext:value-type="string">
            <text:p>NA</text:p>
          </table:table-cell>
          <table:table-cell table:style-name="ce6" office:value-type="date" office:date-value="2025-07-16T21:19:00" calcext:value-type="date">
            <text:p>07/16/25 09:19 PM</text:p>
          </table:table-cell>
          <table:table-cell table:style-name="ce6" office:value-type="date" office:date-value="2025-07-23T09:16:00" calcext:value-type="date">
            <text:p>07/23/25 09:16 AM</text:p>
          </table:table-cell>
          <table:table-cell office:value-type="float" office:value="49406934216" calcext:value-type="float">
            <text:p>49406934216</text:p>
          </table:table-cell>
          <table:table-cell office:value-type="float" office:value="9357" calcext:value-type="float">
            <text:p>9357</text:p>
          </table:table-cell>
          <table:table-cell/>
          <table:table-cell table:style-name="Default" table:number-columns-repeated="16360"/>
        </table:table-row>
        <table:table-row table:style-name="ro1">
          <table:table-cell office:value-type="string" calcext:value-type="string">
            <text:p>SCI-P01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1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8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0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P01</text:p>
          </table:table-cell>
          <table:table-cell table:style-name="ce4" office:value-type="float" office:value="32.900262" calcext:value-type="float">
            <text:p>32.900262</text:p>
          </table:table-cell>
          <table:table-cell table:style-name="ce4" office:value-type="float" office:value="-118.523755" calcext:value-type="float">
            <text:p>-118.523755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tombstone parking 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office:value-type="string" calcext:value-type="string">
            <text:p>NA</text:p>
          </table:table-cell>
          <table:table-cell/>
          <table:table-cell table:style-name="ce17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string" calcext:value-type="string">
            <text:p>SCI-P02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2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1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P02</text:p>
          </table:table-cell>
          <table:table-cell table:style-name="ce4" office:value-type="float" office:value="32.906312" calcext:value-type="float">
            <text:p>32.906312</text:p>
          </table:table-cell>
          <table:table-cell table:style-name="ce4" office:value-type="float" office:value="-118.522552" calcext:value-type="float">
            <text:p>-118.522552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trail junction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office:value-type="string" calcext:value-type="string">
            <text:p>NA</text:p>
          </table:table-cell>
          <table:table-cell/>
          <table:table-cell table:style-name="ce17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string" calcext:value-type="string">
            <text:p>SCI-P03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3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2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P03</text:p>
          </table:table-cell>
          <table:table-cell table:style-name="ce4" office:value-type="float" office:value="32.900252" calcext:value-type="float">
            <text:p>32.900252</text:p>
          </table:table-cell>
          <table:table-cell table:style-name="ce4" office:value-type="float" office:value="-118.523758" calcext:value-type="float">
            <text:p>-118.523758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Railing on bridge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office:value-type="string" calcext:value-type="string">
            <text:p>NA</text:p>
          </table:table-cell>
          <table:table-cell/>
          <table:table-cell table:style-name="ce17"/>
          <table:table-cell table:number-columns-repeated="3"/>
          <table:table-cell table:style-name="Default" table:number-columns-repeated="16360"/>
        </table:table-row>
        <table:table-row table:style-name="ro1" table:number-rows-repeated="1048543">
          <table:table-cell table:number-columns-repeated="24"/>
          <table:table-cell table:style-name="Default" table:number-columns-repeated="16360"/>
        </table:table-row>
        <table:table-row table:style-name="ro1">
          <table:table-cell table:number-columns-repeated="24"/>
          <table:table-cell table:style-name="Default" table:number-columns-repeated="16360"/>
        </table:table-row>
      </table:table>
      <table:table table:name="ConfigDetails" table:style-name="ta1">
        <table:table-column table:style-name="co29" table:number-columns-repeated="2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config_type</text:p>
          </table:table-cell>
          <table:table-cell office:value-type="string" calcext:value-type="string">
            <text:p>config_fullName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config_type</text:p>
          </table:table-cell>
          <table:table-cell office:value-type="string" calcext:value-type="string">
            <text:p>sampling_rat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leep_duration</text:p>
          </table:table-cell>
          <table:table-cell office:value-type="string" calcext:value-type="string">
            <text:p>record_duration</text:p>
          </table:table-cell>
          <table:table-cell office:value-type="string" calcext:value-type="string">
            <text:p>enableLED</text:p>
          </table:table-cell>
          <table:table-cell office:value-type="string" calcext:value-type="string">
            <text:p>enableBatteryIndicator</text:p>
          </table:table-cell>
          <table:table-cell office:value-type="string" calcext:value-type="string">
            <text:p>vRangeIndicator</text:p>
          </table:table-cell>
          <table:table-cell office:value-type="string" calcext:value-type="string">
            <text:p>scheduleA</text:p>
          </table:table-cell>
          <table:table-cell office:value-type="string" calcext:value-type="string">
            <text:p>scheduleB</text:p>
          </table:table-cell>
          <table:table-cell office:value-type="string" calcext:value-type="string">
            <text:p>sunriseset</text:p>
          </table:table-cell>
          <table:table-cell office:value-type="string" calcext:value-type="string">
            <text:p>sunriseInterval</text:p>
          </table:table-cell>
          <table:table-cell office:value-type="string" calcext:value-type="string">
            <text:p>sunsetInterval</text:p>
          </table:table-cell>
          <table:table-cell office:value-type="string" calcext:value-type="string">
            <text:p>triggerType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filter_low</text:p>
          </table:table-cell>
          <table:table-cell office:value-type="string" calcext:value-type="string">
            <text:p>filter_high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deviceIdPrefix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8c</text:p>
          </table:table-cell>
          <table:table-cell office:value-type="string" calcext:value-type="string">
            <text:p>48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8s+s</text:p>
          </table:table-cell>
          <table:table-cell office:value-type="string" calcext:value-type="string">
            <text:p>48sunrise+set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sunrises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ise+set</text:p>
          </table:table-cell>
          <table:table-cell table:number-columns-repeated="2" office:value-type="string" calcext:value-type="string">
            <text:p>60_6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92b</text:p>
          </table:table-cell>
          <table:table-cell office:value-type="string" calcext:value-type="string">
            <text:p>192bat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ba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nset2sunrise</text:p>
          </table:table-cell>
          <table:table-cell office:value-type="string" calcext:value-type="string">
            <text:p>0_60</text:p>
          </table:table-cell>
          <table:table-cell office:value-type="string" calcext:value-type="string">
            <text:p>60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ndpass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50c</text:p>
          </table:table-cell>
          <table:table-cell office:value-type="string" calcext:value-type="string">
            <text:p>250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lowpass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92c</text:p>
          </table:table-cell>
          <table:table-cell office:value-type="string" calcext:value-type="string">
            <text:p>192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lowpass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26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table table:name="Inventory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order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Purchase Year</text:p>
          </table:table-cell>
        </table:table-row>
        <table:table-row table:style-name="ro1">
          <table:table-cell office:value-type="string" calcext:value-type="string">
            <text:p>am24-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86D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2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AAA0563FA7FC4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3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E1440163FA4A96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4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9C600363FA804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9C600363FA4AA3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7F76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7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F3190863FA4A89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8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2A260463FA803B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9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48D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</table:table>
      <table:table table:name="Location_Site" table:style-name="ta1">
        <table:table-column table:style-name="co2" table:default-cell-style-name="Default"/>
        <table:table-column table:style-name="co15" table:default-cell-style-name="Default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Location_Site_Code</text:p>
          </table:table-cell>
          <table:table-cell office:value-type="string" calcext:value-type="string">
            <text:p>Location_Name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ocation_Site_FullName</text:p>
          </table:table-cell>
          <table:table-cell office:value-type="string" calcext:value-type="string">
            <text:p>Photo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TJE-01</text:p>
          </table:table-cell>
          <table:table-cell office:value-type="string" calcext:value-type="string">
            <text:p>Tijuana Est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juana Estuary #1</text:p>
          </table:table-cell>
          <table:table-cell/>
          <table:table-cell office:value-type="string" calcext:value-type="string">
            <text:p>On solatrol post near bridge</text:p>
          </table:table-cell>
        </table:table-row>
        <table:table-row table:style-name="ro1">
          <table:table-cell office:value-type="string" calcext:value-type="string">
            <text:p>SPP-1N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1 North</text:p>
          </table:table-cell>
          <table:table-cell office:value-type="string" calcext:value-type="string">
            <text:p>Sweetwater Proving Pen #1 N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3S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3 South</text:p>
          </table:table-cell>
          <table:table-cell office:value-type="string" calcext:value-type="string">
            <text:p>Sweetwater Proving Pen #3 So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-01</text:p>
          </table:table-cell>
          <table:table-cell office:value-type="string" calcext:value-type="string">
            <text:p>Sweetwater Gunpowder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DD01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DD02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3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4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5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6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7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8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9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10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1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2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3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3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2:52:23.56541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5:48:01.861449200</meta:creation-date>
    <meta:generator>LibreOffice/25.2.7.2$Windows_X86_64 LibreOffice_project/5cbfd1ab6520636bb5f7b99185aa69bd7456825d</meta:generator>
    <dc:date>2026-01-11T12:54:23.888345500</dc:date>
    <meta:editing-duration>P1DT2H14M2S</meta:editing-duration>
    <meta:editing-cycles>50</meta:editing-cycles>
    <meta:document-statistic meta:table-count="4" meta:cell-count="957" meta:object-count="0"/>
  </office:meta>
</office:document-meta>
</file>